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Gothic" svg:font-family="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5"/>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verview Groups</text:h>
      <text:p text:style-name="Text_20_body">The Groups view shows all the groups in the system. They are shown in a table where it is possible to sort the data by the different field names. It is also possible to search for groups and to show hidden groups with a button at the top bar. It is also possible to create a new group from this view by clicking on New group. This option is only possible for system administrators. </text:p>
      <text:p text:style-name="Text_20_body">The table view contains the following fields:</text:p>
      <text:list xml:id="list563680811" text:style-name="L1">
        <text:list-item>
          <text:p text:style-name="P1">Organization name</text:p>
        </text:list-item>
        <text:list-item>
          <text:p text:style-name="P1">Group name</text:p>
        </text:list-item>
        <text:list-item>
          <text:p text:style-name="P1">Group contact person 1</text:p>
        </text:list-item>
        <text:list-item>
          <text:p text:style-name="P1">Phone</text:p>
        </text:list-item>
        <text:list-item>
          <text:p text:style-name="P1">E-mail</text:p>
        </text:list-item>
      </text:list>
      <text:p text:style-name="Text_20_body">Through the Group field it is possible to view a group and see all of its content.</text:p>
      <text:h text:style-name="Heading_20_2" text:outline-level="2">New Group</text:h>
      <text:p text:style-name="Text_20_body">Only system administrators are able to add new groups to the systems. When creating a group you have to fill out the following:</text:p>
      <text:list xml:id="list455170970" text:style-name="L2">
        <text:list-item>
          <text:p text:style-name="P2">Group name</text:p>
        </text:list-item>
        <text:list-item>
          <text:p text:style-name="P2">Organization name</text:p>
        </text:list-item>
        <text:list-item>
          <text:p text:style-name="P2">Description</text:p>
        </text:list-item>
      </text:list>
      <text:p text:style-name="Text_20_body">On each group there should be two contacts stated with the following information:</text:p>
      <text:list xml:id="list1495397230" text:style-name="L5">
        <text:list-item>
          <text:p text:style-name="P4">Name</text:p>
        </text:list-item>
        <text:list-item>
          <text:p text:style-name="P4">E-mail</text:p>
        </text:list-item>
        <text:list-item>
          <text:p text:style-name="P4">Phone</text:p>
        </text:list-item>
      </text:list>
      <text:p text:style-name="Text_20_body">Then press Save.</text:p>
      <text:p text:style-name="Text_20_body">N.B. There must be a group attached to bookings. This means that there must be at least one group in the system to use this functionality. </text:p>
      <text:p text:style-name="Text_20_body">It is not possible to delete a group from the system. Only make them inactive. In order to keep the database tidy it is important only to create valid groups. If in doubt, use a test environment before you create a new group within the production environment.</text:p>
      <text:h text:style-name="Heading_20_2" text:outline-level="2">Group</text:h>
      <text:p text:style-name="Text_20_body">Each group shows the following fields:</text:p>
      <text:list xml:id="list2091373233" text:style-name="L3">
        <text:list-item>
          <text:p text:style-name="P3">Organization name</text:p>
        </text:list-item>
        <text:list-item>
          <text:p text:style-name="P3">Group namne</text:p>
        </text:list-item>
        <text:list-item>
          <text:p text:style-name="P3">Contacts</text:p>
        </text:list-item>
        <text:list-item>
          <text:p text:style-name="P3">Description</text:p>
        </text:list-item>
      </text:list>
      <text:p text:style-name="Text_20_body">Users with the right authorization are able to edit the group by clicking the Edit button. It is also possible for the booking managers to update the group information from the front end of the <text:soft-page-break/>booking system.</text:p>
      <text:h text:style-name="Heading_20_2" text:outline-level="2">Edit Groups</text:h>
      <text:p text:style-name="Text_20_body">Each group contains the following information:</text:p>
      <text:list xml:id="list2024111771" text:continue-numbering="true" text:style-name="L3">
        <text:list-item>
          <text:p text:style-name="P3">Group name</text:p>
        </text:list-item>
        <text:list-item>
          <text:p text:style-name="P3">Organization name</text:p>
        </text:list-item>
        <text:list-item>
          <text:p text:style-name="P3">Active / Inactive</text:p>
        </text:list-item>
        <text:list-item>
          <text:p text:style-name="P3">Description</text:p>
        </text:list-item>
      </text:list>
      <text:p text:style-name="Text_20_body">It is possible to change these values on the building. You can also edit the information regarding the groups contacts:</text:p>
      <text:list xml:id="list416613609" text:continue-list="list1495397230" text:style-name="L5">
        <text:list-item>
          <text:p text:style-name="P4">Name</text:p>
        </text:list-item>
        <text:list-item>
          <text:p text:style-name="P4">E-mail</text:p>
        </text:list-item>
        <text:list-item>
          <text:p text:style-name="P4">Phon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Gothic" svg:font-family="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rik Sjöberg</meta:initial-creator>
    <meta:creation-date>2009-07-28T15:06:53</meta:creation-date>
    <dc:date>2009-07-31T15:08:12</dc:date>
    <dc:creator>Fredrik Sjöberg</dc:creator>
    <meta:editing-duration>PT03H08M24S</meta:editing-duration>
    <meta:editing-cycles>31</meta:editing-cycles>
    <meta:generator>OpenOffice.org/3.1$Unix OpenOffice.org_project/310m11$Build-9399</meta:generator>
    <meta:document-statistic meta:table-count="0" meta:image-count="0" meta:object-count="0" meta:page-count="2" meta:paragraph-count="38" meta:word-count="341" meta:character-count="1833"/>
  </office:meta>
</office:document-meta>
</file>